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27000001D562ECAFDCE3C2B4B6.png" manifest:media-type="image/png"/>
  <manifest:file-entry manifest:full-path="Pictures/10000201000003260000032B12EBB12E8E0CBB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8cm" fo:min-width="1.8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333333" draw:marker-start-width="0.358cm" draw:marker-end-width="0.358cm" draw:fill="none" draw:textarea-vertical-align="middle" fo:padding-top="0.177cm" fo:padding-bottom="0.177cm" fo:padding-left="0.302cm" fo:padding-right="0.302cm" draw:shadow-color="#666666"/>
    </style:style>
    <style:style style:name="gr15" style:family="graphic" style:parent-style-name="objectwithoutfill">
      <style:graphic-properties svg:stroke-width="0.106cm" svg:stroke-color="#ff8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80008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solid" draw:fill-color="#cccccc" draw:textarea-horizontal-align="left" draw:auto-grow-height="true" draw:auto-grow-width="true" fo:min-height="0.712cm" fo:min-width="1.44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2pt" fo:font-weight="bold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Immagine" svg:width="25.069cm" svg:height="11.058cm" svg:x="2.502cm" svg:y="4.8cm">
          <draw:image xlink:href="Pictures/1000020100000427000001D562ECAFDCE3C2B4B6.png" xlink:type="simple" xlink:show="embed" xlink:actuate="onLoad" draw:mime-type="image/png">
            <text:p/>
          </draw:image>
        </draw:frame>
        <draw:frame draw:style-name="gr2" draw:text-style-name="P2" draw:layer="layout" svg:width="2.001cm" svg:height="0.962cm" draw:transform="rotate (-1.5707963267949) translate (6.017cm 14.504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6.856cm 14.56cm)">
          <draw:text-box>
            <text:p>GND</text:p>
          </draw:text-box>
        </draw:frame>
        <draw:frame draw:style-name="gr4" draw:text-style-name="P2" draw:layer="layout" svg:width="2.369cm" svg:height="1.698cm" svg:x="7.055cm" svg:y="9.886cm">
          <draw:text-box>
            <text:p>Power</text:p>
            <text:p>Switch</text:p>
          </draw:text-box>
        </draw:frame>
        <draw:frame draw:style-name="gr3" draw:text-style-name="P2" draw:layer="layout" svg:width="1.912cm" svg:height="0.962cm" draw:transform="rotate (-1.5707963267949) translate (11.497cm 15.666cm)">
          <draw:text-box>
            <text:p>RPM</text:p>
          </draw:text-box>
        </draw:frame>
        <draw:frame draw:style-name="gr5" draw:text-style-name="P2" draw:layer="layout" svg:width="2.056cm" svg:height="0.962cm" draw:transform="rotate (-1.5707963267949) translate (10.615cm 15.642cm)">
          <draw:text-box>
            <text:p>PWM</text:p>
          </draw:text-box>
        </draw:frame>
        <draw:frame draw:style-name="gr2" draw:text-style-name="P2" draw:layer="layout" svg:width="2.001cm" svg:height="0.962cm" draw:transform="rotate (-1.5707963267949) translate (12.219cm 15.585cm)">
          <draw:text-box>
            <text:p>+12V</text:p>
          </draw:text-box>
        </draw:frame>
        <draw:frame draw:style-name="gr3" draw:text-style-name="P2" draw:layer="layout" svg:width="1.912cm" svg:height="0.962cm" draw:transform="rotate (-1.5707963267949) translate (13.177cm 15.727cm)">
          <draw:text-box>
            <text:p>GND</text:p>
          </draw:text-box>
        </draw:frame>
        <draw:frame draw:style-name="gr3" draw:text-style-name="P2" draw:layer="layout" svg:width="1.912cm" svg:height="0.962cm" draw:transform="rotate (-1.5707963267949) translate (15.99cm 15.528cm)">
          <draw:text-box>
            <text:p>RPM</text:p>
          </draw:text-box>
        </draw:frame>
        <draw:frame draw:style-name="gr5" draw:text-style-name="P2" draw:layer="layout" svg:width="2.056cm" svg:height="0.962cm" draw:transform="rotate (-1.5707963267949) translate (15.108cm 15.504cm)">
          <draw:text-box>
            <text:p>PWM</text:p>
          </draw:text-box>
        </draw:frame>
        <draw:frame draw:style-name="gr2" draw:text-style-name="P2" draw:layer="layout" svg:width="2.001cm" svg:height="0.962cm" draw:transform="rotate (-1.5707963267949) translate (16.712cm 15.447cm)">
          <draw:text-box>
            <text:p>+12V</text:p>
          </draw:text-box>
        </draw:frame>
        <draw:frame draw:style-name="gr3" draw:text-style-name="P2" draw:layer="layout" svg:width="1.912cm" svg:height="0.962cm" draw:transform="rotate (-1.5707963267949) translate (17.67cm 15.589cm)">
          <draw:text-box>
            <text:p>GND</text:p>
          </draw:text-box>
        </draw:frame>
        <draw:frame draw:style-name="gr6" draw:text-style-name="P2" draw:layer="layout" svg:width="2.259cm" svg:height="0.962cm" draw:transform="rotate (-1.5707963267949) translate (19.572cm 15.665cm)">
          <draw:text-box>
            <text:p>Signal</text:p>
          </draw:text-box>
        </draw:frame>
        <draw:frame draw:style-name="gr7" draw:text-style-name="P2" draw:layer="layout" svg:width="1.807cm" svg:height="0.962cm" draw:transform="rotate (-1.5707963267949) translate (20.413cm 15.607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21.3cm 15.63cm)">
          <draw:text-box>
            <text:p>GND</text:p>
          </draw:text-box>
        </draw:frame>
        <draw:frame draw:style-name="gr6" draw:text-style-name="P2" draw:layer="layout" svg:width="2.259cm" svg:height="0.962cm" draw:transform="rotate (-1.5707963267949) translate (23.215cm 15.552cm)">
          <draw:text-box>
            <text:p>Signal</text:p>
          </draw:text-box>
        </draw:frame>
        <draw:frame draw:style-name="gr7" draw:text-style-name="P2" draw:layer="layout" svg:width="1.807cm" svg:height="0.962cm" draw:transform="rotate (-1.5707963267949) translate (24.056cm 15.494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24.943cm 15.517cm)">
          <draw:text-box>
            <text:p>GND</text:p>
          </draw:text-box>
        </draw:frame>
        <draw:frame draw:style-name="gr2" draw:text-style-name="P2" draw:layer="layout" svg:width="2.001cm" svg:height="0.962cm" draw:transform="rotate (-1.5707963267949) translate (5.076cm 4.2cm)">
          <draw:text-box>
            <text:p>+12V</text:p>
          </draw:text-box>
        </draw:frame>
        <draw:frame draw:style-name="gr3" draw:text-style-name="P2" draw:layer="layout" svg:width="1.912cm" svg:height="0.962cm" draw:transform="rotate (-1.5707963267949) translate (6.082cm 9.527cm)">
          <draw:text-box>
            <text:p>GND</text:p>
          </draw:text-box>
        </draw:frame>
        <draw:frame draw:style-name="gr7" draw:text-style-name="P2" draw:layer="layout" svg:width="1.807cm" svg:height="0.962cm" draw:transform="rotate (-1.5707963267949) translate (24.89cm 4.333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24.015cm 4.192cm)">
          <draw:text-box>
            <text:p>GND</text:p>
          </draw:text-box>
        </draw:frame>
        <draw:frame draw:style-name="gr8" draw:text-style-name="P2" draw:layer="layout" svg:width="2.263cm" svg:height="0.962cm" draw:transform="rotate (-1.5707963267949) translate (21.243cm 9.431cm)">
          <draw:text-box>
            <text:p>RPM1</text:p>
          </draw:text-box>
        </draw:frame>
        <draw:frame draw:style-name="gr8" draw:text-style-name="P2" draw:layer="layout" svg:width="2.263cm" svg:height="0.962cm" draw:transform="rotate (-1.5707963267949) translate (20.348cm 9.401cm)">
          <draw:text-box>
            <text:p>RPM0</text:p>
          </draw:text-box>
        </draw:frame>
        <draw:frame draw:style-name="gr5" draw:text-style-name="P2" draw:layer="layout" svg:width="2.056cm" svg:height="0.962cm" draw:transform="rotate (-1.5707963267949) translate (17.749cm 9.362cm)">
          <draw:text-box>
            <text:p>PWM</text:p>
          </draw:text-box>
        </draw:frame>
        <draw:frame draw:style-name="gr6" draw:text-style-name="P2" draw:layer="layout" svg:width="2.259cm" svg:height="0.962cm" draw:transform="rotate (-1.5707963267949) translate (20.347cm 3.8cm)">
          <draw:text-box>
            <text:p>Signal</text:p>
          </draw:text-box>
        </draw:frame>
        <draw:frame draw:style-name="gr6" draw:text-style-name="P2" draw:layer="layout" svg:width="2.259cm" svg:height="0.962cm" draw:transform="rotate (-1.5707963267949) translate (21.28cm 3.8cm)">
          <draw:text-box>
            <text:p>Signal</text:p>
          </draw:text-box>
        </draw:frame>
        <draw:frame draw:style-name="gr9" draw:text-style-name="P2" draw:layer="layout" svg:width="2.297cm" svg:height="1.673cm" svg:x="1.422cm" svg:y="10.76cm">
          <draw:text-box>
            <text:p>Power</text:p>
            <text:p>Input</text:p>
          </draw:text-box>
        </draw:frame>
        <draw:frame draw:style-name="gr10" draw:text-style-name="P2" draw:layer="layout" svg:width="1.946cm" svg:height="0.962cm" svg:x="10.453cm" svg:y="17.92cm">
          <draw:text-box>
            <text:p>Fan0</text:p>
          </draw:text-box>
        </draw:frame>
        <draw:frame draw:style-name="gr10" draw:text-style-name="P2" draw:layer="layout" svg:width="1.946cm" svg:height="0.962cm" svg:x="14.778cm" svg:y="17.923cm">
          <draw:text-box>
            <text:p>Fan1</text:p>
          </draw:text-box>
        </draw:frame>
        <draw:frame draw:style-name="gr11" draw:text-style-name="P2" draw:layer="layout" svg:width="1.84cm" svg:height="0.962cm" svg:x="18.956cm" svg:y="17.728cm">
          <draw:text-box>
            <text:p>Dht0</text:p>
          </draw:text-box>
        </draw:frame>
        <draw:frame draw:style-name="gr11" draw:text-style-name="P2" draw:layer="layout" svg:width="1.84cm" svg:height="0.962cm" svg:x="22.836cm" svg:y="17.804cm">
          <draw:text-box>
            <text:p>Dht1</text:p>
          </draw:text-box>
        </draw:frame>
        <draw:frame draw:style-name="gr2" draw:text-style-name="P2" draw:layer="layout" svg:width="2.001cm" svg:height="0.962cm" draw:transform="rotate (-1.5707963267949) translate (5.205cm 9.495cm)">
          <draw:text-box>
            <text:p>+12V</text:p>
          </draw:text-box>
        </draw:frame>
        <draw:frame draw:style-name="gr2" draw:text-style-name="P2" draw:layer="layout" svg:width="2.001cm" svg:height="0.962cm" draw:transform="rotate (-1.5707963267949) translate (6.02cm 4.225cm)">
          <draw:text-box>
            <text:p>+12V</text:p>
          </draw:text-box>
        </draw:frame>
        <draw:line draw:style-name="gr12" draw:text-style-name="P1" draw:layer="layout" svg:x1="10.875cm" svg:y1="10.785cm" svg:x2="12.753cm" svg:y2="14.383cm">
          <text:p/>
        </draw:line>
        <draw:line draw:style-name="gr13" draw:text-style-name="P1" draw:layer="layout" svg:x1="10.901cm" svg:y1="9.938cm" svg:x2="8.996cm" svg:y2="10.15cm">
          <text:p/>
        </draw:line>
        <draw:polyline draw:style-name="gr12" draw:text-style-name="P1" draw:layer="layout" svg:width="5.363cm" svg:height="1.251cm" draw:transform="rotate (-2.97788076975273) translate (11.1319750511423cm 12.0987881989475cm)" svg:viewBox="0 0 5364 1252" draw:points="0,1252 1682,0 5364,1252">
          <text:p/>
        </draw:polyline>
        <draw:polyline draw:style-name="gr13" draw:text-style-name="P1" draw:layer="layout" svg:width="4.441cm" svg:height="0.454cm" draw:transform="rotate (-2.92569542511809) translate (9.1280816963833cm 10.6793725063471cm)" svg:viewBox="0 0 4442 455" draw:points="0,0 2446,455 4442,0">
          <text:p/>
        </draw:polyline>
        <draw:line draw:style-name="gr12" draw:text-style-name="P1" draw:layer="layout" svg:x1="10.928cm" svg:y1="10.759cm" svg:x2="17.198cm" svg:y2="14.383cm">
          <text:p/>
        </draw:line>
        <draw:polyline draw:style-name="gr14" draw:text-style-name="P1" draw:layer="layout" svg:width="8.541cm" svg:height="3.916cm" draw:transform="skewX (-5.56694572419547E-017) rotate (-1.89542756766584) translate (27.1338911606411cm 7.50253567062467cm)" svg:viewBox="0 0 8542 3917" draw:points="0,3811 4524,0 7154,3917 8542,3811">
          <text:p/>
        </draw:polyline>
        <draw:polyline draw:style-name="gr14" draw:text-style-name="P1" draw:layer="layout" svg:width="8.192cm" svg:height="1.808cm" draw:transform="rotate (-1.46729830215163) translate (25.2942023996906cm 6.12711834649797cm)" svg:viewBox="0 0 8193 1809" draw:points="0,1809 5641,0 8193,1808">
          <text:p/>
        </draw:polyline>
        <draw:polyline draw:style-name="gr15" draw:text-style-name="P1" draw:layer="layout" svg:width="9.235cm" svg:height="3.693cm" draw:transform="rotate (-2.07292755259367) translate (27.2305287420422cm 7.8296363812094cm)" svg:viewBox="0 0 9236 3694" draw:points="0,3205 4518,0 7905,3694 9236,3205">
          <text:p/>
        </draw:polyline>
        <draw:polyline draw:style-name="gr15" draw:text-style-name="P1" draw:layer="layout" svg:width="8.189cm" svg:height="1.514cm" draw:transform="rotate (-1.67115275878457) translate (25.8752671979039cm 6.4387738261256cm)" svg:viewBox="0 0 8190 1515" draw:points="0,1515 5273,0 8190,1514">
          <text:p/>
        </draw:polyline>
        <draw:polyline draw:style-name="gr16" draw:text-style-name="P1" draw:layer="layout" svg:width="8.967cm" svg:height="3.625cm" draw:transform="rotate (-1.35001217641761) translate (10.0470228042372cm 5.57191580102274cm)" svg:viewBox="0 0 8968 3626" draw:points="0,3626 2681,865 6627,1046 7160,0 8968,161">
          <text:p/>
        </draw:polyline>
        <draw:polyline draw:style-name="gr16" draw:text-style-name="P1" draw:layer="layout" svg:width="11.638cm" svg:height="3.768cm" draw:transform="rotate (-0.992219679758777) translate (10.2899858785358cm 4.43207346327188cm)" svg:viewBox="0 0 11639 3769" draw:points="0,3537 2924,2254 6549,3769 8534,1115 10116,0 11639,480">
          <text:p/>
        </draw:polyline>
        <draw:polyline draw:style-name="gr17" draw:text-style-name="P1" draw:layer="layout" svg:width="9.401cm" svg:height="1.575cm" draw:transform="rotate (-2.85012266850674) translate (20.0269298218774cm 12.0844161372325cm)" svg:viewBox="0 0 9402 1576" draw:points="0,362 357,0 8558,1576 9402,361">
          <text:p/>
        </draw:polyline>
        <draw:polyline draw:style-name="gr18" draw:text-style-name="P1" draw:layer="layout" svg:width="7.654cm" svg:height="1.252cm" draw:transform="rotate (-2.77402631311979) translate (17.24363478711cm 11.7333937455509cm)" svg:viewBox="0 0 7655 1253" draw:points="0,52 1410,0 6654,1253 7655,52">
          <text:p/>
        </draw:polyline>
        <draw:polyline draw:style-name="gr17" draw:text-style-name="P1" draw:layer="layout" svg:width="6.022cm" svg:height="1.268cm" draw:transform="rotate (-2.69182130535085) translate (21.0151824987894cm 12.1620803868639cm)" svg:viewBox="0 0 6023 1269" draw:points="0,442 301,0 4390,1269 6023,442">
          <text:p/>
        </draw:polyline>
        <draw:polyline draw:style-name="gr18" draw:text-style-name="P1" draw:layer="layout" svg:width="3.778cm" svg:height="0.86cm" draw:transform="rotate (-2.35636902311754) translate (17.172cm 11.685cm)" svg:viewBox="0 0 3779 861" draw:points="0,0 2358,861 3779,0">
          <text:p/>
        </draw:polyline>
        <draw:line draw:style-name="gr17" draw:text-style-name="P1" draw:layer="layout" svg:x1="19.923cm" svg:y1="6.314cm" svg:x2="19.024cm" svg:y2="14.357cm">
          <text:p/>
        </draw:line>
        <draw:line draw:style-name="gr17" draw:text-style-name="P1" draw:layer="layout" svg:x1="20.797cm" svg:y1="6.261cm" svg:x2="22.569cm" svg:y2="14.278cm">
          <text:p/>
        </draw:line>
        <draw:polyline draw:style-name="gr14" draw:text-style-name="P1" draw:layer="layout" svg:width="12.747cm" svg:height="0.845cm" draw:transform="rotate (0.135786615805159) translate (10.8909908780062cm 8.03974145308338cm)" svg:viewBox="0 0 12748 846" draw:points="0,74 12099,846 12748,0">
          <text:p/>
        </draw:polyline>
        <draw:polyline draw:style-name="gr15" draw:text-style-name="P1" draw:layer="layout" svg:width="13.754cm" svg:height="1.029cm" draw:transform="rotate (-2.94594124444123) translate (24.5950972121939cm 7.37563989056065cm)" svg:viewBox="0 0 13755 1030" draw:points="0,1029 933,0 13755,1030">
          <text:p/>
        </draw:polyline>
        <draw:line draw:style-name="gr13" draw:text-style-name="P1" draw:layer="layout" svg:x1="10.848cm" svg:y1="9.912cm" svg:x2="5.477cm" svg:y2="6.287cm">
          <text:p/>
        </draw:line>
        <draw:line draw:style-name="gr13" draw:text-style-name="P1" draw:layer="layout" svg:x1="10.795cm" svg:y1="9.938cm" svg:x2="4.604cm" svg:y2="6.287cm">
          <text:p/>
        </draw:line>
        <draw:frame draw:style-name="gr3" draw:text-style-name="P2" draw:layer="layout" svg:width="1.912cm" svg:height="0.962cm" draw:transform="rotate (-1.5707963267949) translate (7.81cm 14.56cm)">
          <draw:text-box>
            <text:p>RX</text:p>
          </draw:text-box>
        </draw:frame>
        <draw:frame draw:style-name="gr3" draw:text-style-name="P2" draw:layer="layout" svg:width="1.912cm" svg:height="0.962cm" draw:transform="rotate (-1.5707963267949) translate (8.71cm 14.56cm)">
          <draw:text-box>
            <text:p>TX</text:p>
          </draw:text-box>
        </draw:frame>
        <draw:frame draw:style-name="gr19" draw:text-style-name="P2" draw:layer="layout" svg:width="2.471cm" svg:height="0.962cm" draw:transform="rotate (-1.5707963267949) translate (6.972cm 3.8cm)">
          <draw:text-box>
            <text:p>Relay0</text:p>
          </draw:text-box>
        </draw:frame>
        <draw:frame draw:style-name="gr19" draw:text-style-name="P2" draw:layer="layout" svg:width="2.471cm" svg:height="0.962cm" draw:transform="rotate (-1.5707963267949) translate (7.872cm 3.8cm)">
          <draw:text-box>
            <text:p>Relay1</text:p>
          </draw:text-box>
        </draw:frame>
        <draw:polyline draw:style-name="gr14" draw:text-style-name="P1" draw:layer="layout" svg:width="5.341cm" svg:height="5.811cm" draw:transform="rotate (0.135786615805159) translate (5.59029523895378cm 8.70496770881487cm)" svg:viewBox="0 0 5342 5812" draw:points="5342,133 1248,0 0,5812">
          <text:p/>
        </draw:polyline>
        <draw:polyline draw:style-name="gr15" draw:text-style-name="P1" draw:layer="layout" svg:width="6.334cm" svg:height="4.725cm" draw:transform="rotate (-2.94594124444123) translate (11.7180350931276cm 13.1514608044563cm)" svg:viewBox="0 0 6335 4726" draw:points="6335,0 3915,4726 0,4192">
          <text:p/>
        </draw:polyline>
        <draw:polyline draw:style-name="gr17" draw:text-style-name="P1" draw:layer="layout" svg:width="15.802cm" svg:height="5.815cm" draw:transform="skewX (-8.10636545875048E-017) rotate (-2.69182130535085) translate (24.422cm 11.659cm)" svg:viewBox="0 0 15803 5816" draw:points="0,0 178,851 9230,5103 10735,4361 15027,5816 15803,4574">
          <text:p/>
        </draw:polyline>
        <draw:polyline draw:style-name="gr17" draw:text-style-name="P1" draw:layer="layout" svg:width="15.802cm" svg:height="6.006cm" draw:transform="rotate (-2.69182130535086) translate (23.524cm 11.738cm)" svg:viewBox="0 0 15803 6007" draw:points="0,0 307,707 9110,4869 10312,4450 14936,6007 15803,4574">
          <text:p/>
        </draw:polyline>
        <draw:frame draw:style-name="gr3" draw:text-style-name="P2" draw:layer="layout" svg:width="1.912cm" svg:height="0.962cm" draw:transform="rotate (-1.5707963267949) translate (8.775cm 4.112cm)">
          <draw:text-box>
            <text:p>GND</text:p>
          </draw:text-box>
        </draw:frame>
        <draw:frame draw:style-name="gr7" draw:text-style-name="P2" draw:layer="layout" svg:width="1.807cm" svg:height="0.962cm" draw:transform="rotate (-1.5707963267949) translate (11.449cm 4.307cm)">
          <draw:text-box>
            <text:p>+5V</text:p>
          </draw:text-box>
        </draw:frame>
        <draw:frame draw:style-name="gr19" draw:text-style-name="P2" draw:layer="layout" svg:width="2.471cm" svg:height="0.962cm" draw:transform="rotate (-1.5707963267949) translate (9.645cm 3.8cm)">
          <draw:text-box>
            <text:p>Relay0</text:p>
          </draw:text-box>
        </draw:frame>
        <draw:frame draw:style-name="gr19" draw:text-style-name="P2" draw:layer="layout" svg:width="2.471cm" svg:height="0.962cm" draw:transform="rotate (-1.5707963267949) translate (10.519cm 3.8cm)">
          <draw:text-box>
            <text:p>Relay1</text:p>
          </draw:text-box>
        </draw:frame>
        <draw:polyline draw:style-name="gr15" draw:text-style-name="P1" draw:layer="layout" svg:width="1.268cm" svg:height="2.667cm" draw:transform="rotate (-2.94594124444123) translate (12.1479419737197cm 8.79226904115669cm)" svg:viewBox="0 0 1269 2668" draw:points="715,2668 0,288 1269,0">
          <text:p/>
        </draw:polyline>
        <draw:polyline draw:style-name="gr14" draw:text-style-name="P1" draw:layer="layout" svg:width="2.384cm" svg:height="2.089cm" draw:transform="rotate (0.135786615805159) translate (8.255cm 6.366cm)" svg:viewBox="0 0 2385 2090" draw:points="2385,2090 763,1066 0,0">
          <text:p/>
        </draw:polyline>
        <draw:polyline draw:style-name="gr17" draw:text-style-name="P1" draw:layer="layout" svg:width="7.361cm" svg:height="4.039cm" draw:transform="rotate (-2.69182130535085) translate (17.4880967379166cm 6.85711423646048cm)" svg:viewBox="0 0 7362 4040" draw:points="0,545 881,0 6823,2722 7362,4040">
          <text:p/>
        </draw:polyline>
        <draw:polyline draw:style-name="gr17" draw:text-style-name="P1" draw:layer="layout" svg:width="5.611cm" svg:height="3.089cm" draw:transform="rotate (-2.69182130535085) translate (16.4778260580219cm 6.65655877451636cm)" svg:viewBox="0 0 5612 3090" draw:points="0,352 611,0 5600,2262 5612,3090">
          <text:p/>
        </draw:polyline>
        <draw:frame draw:style-name="gr20" draw:text-style-name="P4" draw:layer="layout" svg:width="11.259cm" svg:height="2.021cm" svg:x="8.952cm" svg:y="1.33cm">
          <draw:text-box>
            <text:p text:style-name="P3"><text:span text:style-name="T1">Fan-PCB_R3_PLC-ArduinoIO</text:span></text:p>
            <text:p text:style-name="P3"><text:span text:style-name="T1">PCB: 30x70mm</text:span></text:p>
          </draw:text-box>
        </draw:frame>
      </draw:page>
      <draw:page draw:name="page2" draw:style-name="dp1" draw:master-page-name="Predefinito">
        <draw:frame draw:style-name="gr1" draw:text-style-name="P1" draw:layer="Immagine" svg:width="18.089cm" svg:height="18.201cm" svg:x="5.8cm" svg:y="1cm">
          <draw:image xlink:href="Pictures/10000201000003260000032B12EBB12E8E0CBB0A.png" xlink:type="simple" xlink:show="embed" xlink:actuate="onLoad" draw:mime-type="image/png">
            <text:p/>
          </draw:image>
        </draw:frame>
        <draw:frame draw:style-name="gr7" draw:text-style-name="P2" draw:layer="layout" svg:width="1.807cm" svg:height="0.962cm" draw:transform="rotate (-1.5707963267949) translate (11.738cm 18.528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11.203cm 18.379cm)">
          <draw:text-box>
            <text:p>GND</text:p>
          </draw:text-box>
        </draw:frame>
        <draw:frame draw:style-name="gr7" draw:text-style-name="P2" draw:layer="layout" svg:width="1.763cm" svg:height="0.962cm" draw:transform="rotate (-1.5707963267949) translate (10.591cm 18.369cm)">
          <draw:text-box>
            <text:p>RX</text:p>
          </draw:text-box>
        </draw:frame>
        <draw:frame draw:style-name="gr21" draw:text-style-name="P2" draw:layer="layout" svg:width="1.315cm" svg:height="0.962cm" draw:transform="rotate (-1.5707963267949) translate (10.03cm 18.326cm)">
          <draw:text-box>
            <text:p>TX</text:p>
          </draw:text-box>
        </draw:frame>
        <draw:line draw:style-name="gr22" draw:text-style-name="P1" draw:layer="layout" svg:x1="10.666cm" svg:y1="18.29cm" svg:x2="10.12cm" svg:y2="16.487cm">
          <text:p/>
        </draw:line>
        <draw:line draw:style-name="gr23" draw:text-style-name="P1" draw:layer="layout" svg:x1="11.228cm" svg:y1="18.291cm" svg:x2="10.682cm" svg:y2="16.488cm">
          <text:p/>
        </draw:line>
        <draw:line draw:style-name="gr24" draw:text-style-name="P1" draw:layer="layout" svg:x1="10.121cm" svg:y1="18.258cm" svg:x2="9.575cm" svg:y2="16.455cm">
          <text:p/>
        </draw:line>
        <draw:line draw:style-name="gr24" draw:text-style-name="P1" draw:layer="layout" svg:x1="9.558cm" svg:y1="18.192cm" svg:x2="9.012cm" svg:y2="16.389cm">
          <text:p/>
        </draw:line>
        <draw:polyline draw:style-name="gr24" draw:text-style-name="P1" draw:layer="layout" svg:width="5.991cm" svg:height="2.353cm" draw:transform="rotate (2.42426233102012) translate (13.6450607743985cm 18.7470684785521cm)" svg:viewBox="0 0 5992 2354" draw:points="0,625 1443,2354 5073,0 5992,625">
          <text:p/>
        </draw:polyline>
        <draw:polyline draw:style-name="gr24" draw:text-style-name="P1" draw:layer="layout" svg:width="6.91cm" svg:height="2.417cm" draw:transform="rotate (2.53805779825015) translate (14.1551771969441cm 18.9647237622035cm)" svg:viewBox="0 0 6911 2418" draw:points="0,875 1004,2418 5765,0 6911,876">
          <text:p/>
        </draw:polyline>
        <draw:line draw:style-name="gr23" draw:text-style-name="P1" draw:layer="layout" svg:x1="11.244cm" svg:y1="18.273cm" svg:x2="14.072cm" svg:y2="14.833cm">
          <text:p/>
        </draw:line>
        <draw:polyline draw:style-name="gr22" draw:text-style-name="P1" draw:layer="layout" svg:width="5.195cm" svg:height="1.024cm" draw:transform="rotate (0.706509281207304) translate (10.3537447921709cm 17.8571375984764cm)" svg:viewBox="0 0 5196 1025" draw:points="0,481 3411,0 4535,1025 5196,481">
          <text:p/>
        </draw:polyline>
        <draw:polyline draw:style-name="gr23" draw:text-style-name="P1" draw:layer="layout" svg:width="10.695cm" svg:height="0.575cm" draw:transform="rotate (-0.0493928178314402) translate (10.7104089136637cm 13.7463049624373cm)" svg:viewBox="0 0 10696 576" draw:points="0,575 241,83 10303,0 10696,576">
          <text:p/>
        </draw:polyline>
        <draw:polyline draw:style-name="gr22" draw:text-style-name="P1" draw:layer="layout" svg:width="3.62cm" svg:height="3.415cm" draw:transform="rotate (0.706509281207304) translate (10.0272522450225cm 14.2783295422423cm)" svg:viewBox="0 0 3621 3416" draw:points="0,143 470,0 3621,3058 3122,3416">
          <text:p/>
        </draw:polyline>
        <draw:polyline draw:style-name="gr23" draw:text-style-name="P1" draw:layer="layout" svg:width="14.173cm" svg:height="1.096cm" draw:transform="rotate (-2.71695404657957) translate (23.5971918625467cm 10.6494243359011cm)" svg:viewBox="0 0 14174 1097" draw:points="0,0 11337,1097 14174,0">
          <text:p/>
        </draw:polyline>
        <draw:polyline draw:style-name="gr22" draw:text-style-name="P1" draw:layer="layout" svg:width="14.871cm" svg:height="0.96cm" draw:transform="rotate (-2.707703801544) translate (23.614cm 10.236cm)" svg:viewBox="0 0 14872 961" draw:points="0,0 11711,961 14872,0">
          <text:p/>
        </draw:polyline>
        <draw:polyline draw:style-name="gr25" draw:text-style-name="P1" draw:layer="layout" svg:width="13.456cm" svg:height="1.216cm" draw:transform="rotate (-2.72114283678436) translate (23.498cm 11.03cm)" svg:viewBox="0 0 13457 1217" draw:points="0,0 11067,1217 13457,1">
          <text:p/>
        </draw:polyline>
        <draw:polyline draw:style-name="gr25" draw:text-style-name="P1" draw:layer="layout" svg:width="12.803cm" svg:height="1.304cm" draw:transform="rotate (-2.73091668059553) translate (23.4811563937912cm 11.4273591667007cm)" svg:viewBox="0 0 12804 1305" draw:points="0,0 10867,1305 12804,0">
          <text:p/>
        </draw:polyline>
        <draw:polyline draw:style-name="gr25" draw:text-style-name="P1" draw:layer="layout" svg:width="6.56cm" svg:height="3.546cm" draw:transform="rotate (-2.72114283678436) translate (18.1273195809486cm 15.137888991874cm)" svg:viewBox="0 0 6561 3547" draw:points="0,334 1037,0 6561,2797 5972,3547">
          <text:p/>
        </draw:polyline>
        <draw:polyline draw:style-name="gr25" draw:text-style-name="P1" draw:layer="layout" svg:width="5.684cm" svg:height="3.009cm" draw:transform="rotate (-2.72114283678436) translate (17.5395150969723cm 15.0801753233709cm)" svg:viewBox="0 0 5685 3010" draw:points="0,271 610,0 5685,2505 4952,3010">
          <text:p/>
        </draw:polyline>
        <draw:polyline draw:style-name="gr23" draw:text-style-name="P1" draw:layer="layout" svg:width="6.193cm" svg:height="1.349cm" draw:transform="rotate (-0.0493928178314402) translate (15.246cm 13.197cm)" svg:viewBox="0 0 6194 1350" draw:points="0,0 827,638 5824,589 6194,1350">
          <text:p/>
        </draw:polyline>
        <draw:line draw:style-name="gr23" draw:text-style-name="P1" draw:layer="layout" svg:x1="14.585cm" svg:y1="10.881cm" svg:x2="15.23cm" svg:y2="10.881cm">
          <text:p/>
        </draw:line>
        <draw:line draw:style-name="gr23" draw:text-style-name="P1" draw:layer="layout" svg:x1="14.007cm" svg:y1="13.213cm" svg:x2="14.652cm" svg:y2="13.213cm">
          <text:p/>
        </draw:line>
        <draw:line draw:style-name="gr23" draw:text-style-name="P1" draw:layer="layout" svg:x1="13.478cm" svg:y1="10.931cm" svg:x2="14.123cm" svg:y2="10.931cm">
          <text:p/>
        </draw:line>
        <draw:line draw:style-name="gr23" draw:text-style-name="P1" draw:layer="layout" svg:x1="12.882cm" svg:y1="13.196cm" svg:x2="13.527cm" svg:y2="13.196cm">
          <text:p/>
        </draw:line>
        <draw:polyline draw:style-name="gr22" draw:text-style-name="P1" draw:layer="layout" svg:width="4.38cm" svg:height="1.652cm" draw:transform="rotate (0.706509281207304) translate (9.52900349522708cm 13.6955426923011cm)" svg:viewBox="0 0 4381 1653" draw:points="0,910 473,508 2323,1653 3647,0 4381,83">
          <text:p/>
        </draw:polyline>
        <draw:polyline draw:style-name="gr26" draw:text-style-name="P1" draw:layer="layout" svg:width="3.239cm" svg:height="0.266cm" draw:transform="rotate (-0.434412450821389) translate (11.774cm 9.277cm)" svg:viewBox="0 0 3240 267" draw:points="0,0 1508,267 3240,265">
          <text:p/>
        </draw:polyline>
        <draw:polyline draw:style-name="gr26" draw:text-style-name="P1" draw:layer="layout" svg:width="3.809cm" svg:height="0.283cm" draw:transform="rotate (-0.434412450821389) translate (10.1731786153877cm 8.98713426970188cm)" svg:viewBox="0 0 3810 284" draw:points="0,283 2694,0 3810,284">
          <text:p/>
        </draw:polyline>
        <draw:polyline draw:style-name="gr26" draw:text-style-name="P1" draw:layer="layout" svg:width="2.706cm" svg:height="0.827cm" draw:transform="rotate (-0.434412450821389) translate (11.8994500874069cm 11.2396173628725cm)" svg:viewBox="0 0 2707 828" draw:points="0,298 1940,0 2707,828">
          <text:p/>
        </draw:polyline>
        <draw:polyline draw:style-name="gr26" draw:text-style-name="P1" draw:layer="layout" svg:width="3.283cm" svg:height="0.694cm" draw:transform="rotate (-0.434412450821389) translate (10.244520026942cm 11.1338568972608cm)" svg:viewBox="0 0 3284 695" draw:points="0,415 2543,0 3284,695">
          <text:p/>
        </draw:polyline>
        <draw:polyline draw:style-name="gr24" draw:text-style-name="P1" draw:layer="layout" svg:width="1.27cm" svg:height="1.107cm" draw:transform="rotate (2.42426233102012) translate (9.95390360148238cm 11.7326325717312cm)" svg:viewBox="0 0 1271 1108" draw:points="0,1108 6,663 706,31 1271,0">
          <text:p/>
        </draw:polyline>
        <draw:polyline draw:style-name="gr24" draw:text-style-name="P1" draw:layer="layout" svg:width="1.271cm" svg:height="1.131cm" draw:transform="rotate (2.42426233102012) translate (9.95364045328383cm 14.0162753685271cm)" svg:viewBox="0 0 1272 1132" draw:points="0,1132 113,659 799,61 1272,0">
          <text:p/>
        </draw:polyline>
        <draw:polyline draw:style-name="gr24" draw:text-style-name="P1" draw:layer="layout" svg:width="7.903cm" svg:height="5.41cm" draw:transform="rotate (2.42426233102012) translate (16.6051899981902cm 18.3759157040492cm)" svg:viewBox="0 0 7904 5411" draw:points="0,4700 971,5411 6358,668 7904,0">
          <text:p/>
        </draw:polyline>
        <draw:polyline draw:style-name="gr24" draw:text-style-name="P1" draw:layer="layout" svg:width="1.574cm" svg:height="1.777cm" draw:transform="rotate (2.42426233102012) translate (8.88697432304551cm 13.2088337936183cm)" svg:viewBox="0 0 1575 1778" draw:points="0,40 449,0 1575,1342 1429,1778">
          <text:p/>
        </draw:polyline>
        <draw:frame draw:style-name="gr20" draw:text-style-name="P4" draw:layer="layout" svg:width="7.081cm" svg:height="2.021cm" svg:x="11.145cm" svg:y="1.307cm">
          <draw:text-box>
            <text:p text:style-name="P3"><text:span text:style-name="T1">Fan-PCB_R3_HMI</text:span></text:p>
            <text:p text:style-name="P3"><text:span text:style-name="T1">PCB: 50x70m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magine" draw:protected="true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imone Giacomoni</meta:initial-creator>
    <meta:creation-date>2020-10-08T12:00:38.918000000</meta:creation-date>
    <dc:date>2021-01-14T11:16:37.798000000</dc:date>
    <dc:creator>Simone Giacomoni</dc:creator>
    <meta:editing-duration>PT7H11M19S</meta:editing-duration>
    <meta:editing-cycles>68</meta:editing-cycles>
    <meta:generator>LibreOffice/7.0.3.1$Windows_X86_64 LibreOffice_project/d7547858d014d4cf69878db179d326fc3483e082</meta:generator>
    <meta:document-statistic meta:object-count="108"/>
  </office:meta>
</office:document-meta>
</file>